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officeooo:paragraph-rsid="007cc721"/>
    </style:style>
    <style:style style:name="P195" style:family="paragraph" style:parent-style-name="Text_20_body">
      <style:text-properties officeooo:paragraph-rsid="007d19c4"/>
    </style:style>
    <style:style style:name="P196" style:family="paragraph" style:parent-style-name="Text_20_body">
      <style:text-properties officeooo:rsid="007d19c4" officeooo:paragraph-rsid="007d19c4"/>
    </style:style>
    <style:style style:name="P197" style:family="paragraph" style:parent-style-name="Text_20_body">
      <style:text-properties officeooo:rsid="007e2206" officeooo:paragraph-rsid="007e2206"/>
    </style:style>
    <style:style style:name="P198" style:family="paragraph" style:parent-style-name="Text_20_body">
      <style:text-properties officeooo:rsid="007ef44e" officeooo:paragraph-rsid="007ef44e"/>
    </style:style>
    <style:style style:name="P199" style:family="paragraph" style:parent-style-name="Text_20_body">
      <style:text-properties officeooo:rsid="007fb080" officeooo:paragraph-rsid="007fb080"/>
    </style:style>
    <style:style style:name="P200" style:family="paragraph" style:parent-style-name="Text_20_body">
      <style:text-properties officeooo:rsid="009dd571" officeooo:paragraph-rsid="009dd571"/>
    </style:style>
    <style:style style:name="P201" style:family="paragraph" style:parent-style-name="Text_20_body">
      <style:text-properties officeooo:paragraph-rsid="00a13881"/>
    </style:style>
    <style:style style:name="P202" style:family="paragraph" style:parent-style-name="Text_20_body">
      <style:text-properties officeooo:rsid="007e5766" officeooo:paragraph-rsid="007e5766"/>
    </style:style>
    <style:style style:name="P203" style:family="paragraph" style:parent-style-name="Text_20_body">
      <style:text-properties officeooo:paragraph-rsid="00a4434f"/>
    </style:style>
    <style:style style:name="P204" style:family="paragraph" style:parent-style-name="Preformatted_20_Text">
      <style:paragraph-properties fo:margin-top="0cm" fo:margin-bottom="0.499cm" loext:contextual-spacing="false"/>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3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3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1"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49"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0" style:family="paragraph" style:parent-style-name="Heading_20_4">
      <style:text-properties officeooo:rsid="001ea7ef" officeooo:paragraph-rsid="001ea7ef"/>
    </style:style>
    <style:style style:name="P251" style:family="paragraph" style:parent-style-name="Table_20_Contents">
      <style:paragraph-properties fo:margin-top="0cm" fo:margin-bottom="0cm" loext:contextual-spacing="false"/>
      <style:text-properties style:font-name="arial"/>
    </style:style>
    <style:style style:name="P252"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3"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4"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5"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6"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57" style:family="paragraph" style:parent-style-name="Text_20_body">
      <style:text-properties fo:font-variant="normal" fo:text-transform="none" fo:color="#333333" style:font-name="Lucida Grande" fo:font-size="9.75pt" fo:letter-spacing="normal" fo:font-style="normal" fo:font-weight="normal" officeooo:rsid="00e68337" officeooo:paragraph-rsid="00e68337"/>
    </style:style>
    <style:style style:name="P25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59"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6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e54fb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49"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5">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42"><text:s text:c="4"/><text:span text:style-name="T73">Author: <text:s text:c="4"/>Stefan Berghofer and Markus Wenzel, TU Muenchen</text:span></text:p>
      <text:p text:style-name="P243">*)</text:p>
      <text:p text:style-name="P248"/>
      <text:p text:style-name="P244"><text:span text:style-name="T74">section</text:span> <text:span text:style-name="T75">‹Ordinals›</text:span></text:p>
      <text:p text:style-name="P248"/>
      <text:p text:style-name="P244"><text:span text:style-name="T74">theory</text:span> Ordinals</text:p>
      <text:p text:style-name="P244"><text:span text:style-name="T76">imports</text:span> Main</text:p>
      <text:p text:style-name="P246">begin</text:p>
      <text:p text:style-name="P248"/>
      <text:p text:style-name="P244"><text:span text:style-name="T74">text</text:span> <text:span text:style-name="T75">‹</text:span></text:p>
      <text:p text:style-name="P247"><text:s text:c="2"/><text:span text:style-name="T73">Some basic definitions of ordinal numbers. <text:s/>Draws an Agda</text:span></text:p>
      <text:p text:style-name="P247"><text:s text:c="2"/><text:span text:style-name="T73">development (in Martin-L\"of type theory) by Peter Hancock (see</text:span></text:p>
      <text:p text:style-name="P247"><text:s text:c="2"/><text:span text:style-name="T73">?â¹http://www.dcs.ed.ac.uk/home/pgh/chat.html›).</text:span></text:p>
      <text:p text:style-name="P247">›</text:p>
      <text:p text:style-name="P248"/>
      <text:p text:style-name="P244"><text:span text:style-name="T74">datatype</text:span> ordinal =</text:p>
      <text:p text:style-name="P245"><text:s text:c="4"/><text:span text:style-name="T73">Zero</text:span></text:p>
      <text:p text:style-name="P245"><text:s text:c="2"/><text:span text:style-name="T73">| Succ ordinal</text:span></text:p>
      <text:p text:style-name="P245"><text:s text:c="2"/><text:span text:style-name="T73">| Limit </text:span><text:span text:style-name="T79">"nat ⇒ ordinal"</text:span></text:p>
      <text:p text:style-name="P248"/>
      <text:p text:style-name="P244"><text:span text:style-name="T74">primrec</text:span> pred :: <text:span text:style-name="T78">"ordinal ⇒ nat ⇒ ordinal option"</text:span></text:p>
      <text:p text:style-name="P246">where</text:p>
      <text:p text:style-name="P245"><text:s text:c="2"/><text:span text:style-name="T79">"pred Zero n = None"</text:span></text:p>
      <text:p text:style-name="P244">| <text:span text:style-name="T78">"pred (Succ a) n = Some a"</text:span></text:p>
      <text:p text:style-name="P244">| <text:span text:style-name="T78">"pred (Limit f) n = Some (f n)"</text:span></text:p>
      <text:p text:style-name="P248"/>
      <text:p text:style-name="P244"><text:span text:style-name="T74">abbreviation</text:span> (input) iter :: <text:span text:style-name="T78">"('a ⇒ 'a) ⇒ nat ⇒ ('a ⇒ 'a)"</text:span></text:p>
      <text:p text:style-name="P245"><text:s text:c="2"/><text:span text:style-name="T77">where</text:span><text:span text:style-name="T73"> </text:span><text:span text:style-name="T79">"iter f n ≡ f ^^ n"</text:span></text:p>
      <text:p text:style-name="P248"/>
      <text:p text:style-name="P244"><text:span text:style-name="T74">definition</text:span> OpLim :: <text:span text:style-name="T78">"(nat ⇒ (ordinal ⇒ ordinal)) ⇒ (ordinal ⇒ ordinal)"</text:span></text:p>
      <text:p text:style-name="P245"><text:s text:c="2"/><text:span text:style-name="T77">where</text:span><text:span text:style-name="T73"> </text:span><text:span text:style-name="T79">"OpLim F a = Limit (λn. F n a)"</text:span></text:p>
      <text:p text:style-name="P248"/>
      <text:p text:style-name="P244"><text:span text:style-name="T74">definition</text:span> OpItw :: <text:span text:style-name="T78">"(ordinal ⇒ ordinal) ⇒ (ordinal ⇒ ordinal)"</text:span> <text:s/>(<text:span text:style-name="T78">"⨆"</text:span>)</text:p>
      <text:p text:style-name="P245"><text:s text:c="2"/><text:span text:style-name="T77">where</text:span><text:span text:style-name="T73"> </text:span><text:span text:style-name="T79">"⨆f = OpLim (iter f)"</text:span></text:p>
      <text:p text:style-name="P248"/>
      <text:p text:style-name="P244"><text:span text:style-name="T74">primrec</text:span> cantor :: <text:span text:style-name="T78">"ordinal ⇒ ordinal ⇒ ordinal"</text:span></text:p>
      <text:p text:style-name="P246">where</text:p>
      <text:p text:style-name="P245"><text:s text:c="2"/><text:span text:style-name="T79">"cantor a Zero = Succ a"</text:span></text:p>
      <text:p text:style-name="P244">| <text:span text:style-name="T78">"cantor a (Succ b) = ⨆(λx. cantor x b) a"</text:span></text:p>
      <text:p text:style-name="P244"><text:soft-page-break/>| <text:span text:style-name="T78">"cantor a (Limit f) = Limit (λn. cantor a (f n))"</text:span></text:p>
      <text:p text:style-name="P248"/>
      <text:p text:style-name="P244"><text:span text:style-name="T74">primrec</text:span> Nabla :: <text:span text:style-name="T78">"(ordinal ⇒ ordinal) ⇒ (ordinal ⇒ ordinal)"</text:span> <text:s/>(<text:span text:style-name="T78">"∇"</text:span>)</text:p>
      <text:p text:style-name="P246">where</text:p>
      <text:p text:style-name="P245"><text:s text:c="2"/><text:span text:style-name="T79">"∇f Zero = f Zero"</text:span></text:p>
      <text:p text:style-name="P244">| <text:span text:style-name="T78">"∇f (Succ a) = f (Succ (∇f a))"</text:span></text:p>
      <text:p text:style-name="P244">| <text:span text:style-name="T78">"∇f (Limit h) = Limit (λn. ∇f (h n))"</text:span></text:p>
      <text:p text:style-name="P248"/>
      <text:p text:style-name="P244"><text:span text:style-name="T74">definition</text:span> deriv :: <text:span text:style-name="T78">"(ordinal ⇒ ordinal) ⇒ (ordinal ⇒ ordinal)"</text:span></text:p>
      <text:p text:style-name="P245"><text:s text:c="2"/><text:span text:style-name="T77">where</text:span><text:span text:style-name="T73"> </text:span><text:span text:style-name="T79">"deriv f = ∇(⨆f)"</text:span></text:p>
      <text:p text:style-name="P248"/>
      <text:p text:style-name="P244"><text:span text:style-name="T74">primrec</text:span> veblen :: <text:span text:style-name="T78">"ordinal ⇒ ordinal ⇒ ordinal"</text:span></text:p>
      <text:p text:style-name="P246">where</text:p>
      <text:p text:style-name="P245"><text:s text:c="2"/><text:span text:style-name="T79">"veblen Zero = ∇(OpLim (iter (cantor Zero)))"</text:span></text:p>
      <text:p text:style-name="P244">| <text:span text:style-name="T78">"veblen (Succ a) = ∇(OpLim (iter (veblen a)))"</text:span></text:p>
      <text:p text:style-name="P244">| <text:span text:style-name="T78">"veblen (Limit f) = ∇(OpLim (λn. veblen (f n)))"</text:span></text:p>
      <text:p text:style-name="P248"/>
      <text:p text:style-name="P244"><text:span text:style-name="T74">definition</text:span> <text:span text:style-name="T78">"veb a = veblen a Zero"</text:span></text:p>
      <text:p text:style-name="P244"><text:span text:style-name="T74">definition</text:span> <text:span text:style-name="T78">"ε⇩</text:span><text:span text:style-name="T80">0</text:span><text:span text:style-name="T78"> = veb Zero"</text:span></text:p>
      <text:p text:style-name="P244"><text:span text:style-name="T74">definition</text:span> <text:span text:style-name="T78">"Γ⇩</text:span><text:span text:style-name="T80">0</text:span><text:span text:style-name="T78"> = Limit (λn. iter veb n Zero)"</text:span></text:p>
      <text:p text:style-name="P248"/>
      <text:p text:style-name="P23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33"><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0"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4"><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Span-77"/><text:bookmark text:name="MathJax-Span-76"/><text:bookmark text:name="MathJax-Span-75"/><text:bookmark text:name="MathJax-Element-17-Frame"/><text:span text:style-name="T53">φ</text:span><text:bookmark text:name="MathJax-Span-78"/><text:span text:style-name="T52">(</text:span><text:bookmark text:name="MathJax-Span-80"/><text:bookmark text:name="MathJax-Span-79"/><text:span text:style-name="T52">0</text:span><text:bookmark text:name="MathJax-Span-81"/><text:span text:style-name="T54">0</text:span><text:bookmark text:name="MathJax-Span-82"/><text:span text:style-name="T52">,</text:span><text:bookmark text:name="MathJax-Span-84"/><text:bookmark text:name="MathJax-Span-83"/><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90"/><text:bookmark text:name="MathJax-Span-89"/><text:span text:style-name="T52">1</text:span><text:bookmark text:name="MathJax-Span-93"/><text:bookmark text:name="MathJax-Span-92"/><text:bookmark text:name="MathJax-Span-91"/><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9"/><text:bookmark text:name="MathJax-Span-98"/><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5"/><text:bookmark text:name="MathJax-Span-104"/><text:span text:style-name="T52">0</text:span><text:bookmark text:name="MathJax-Span-106"/><text:span text:style-name="T54">0</text:span><text:bookmark text:name="MathJax-Span-107"/><text:span text:style-name="T52">,</text:span><text:bookmark text:name="MathJax-Span-109"/><text:bookmark text:name="MathJax-Span-108"/><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5"/><text:bookmark text:name="MathJax-Span-114"/><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Span-125"/><text:bookmark text:name="MathJax-Span-124"/><text:bookmark text:name="MathJax-Span-123"/><text:bookmark text:name="MathJax-Element-18-Frame"/><text:span text:style-name="T53">φ</text:span><text:bookmark text:name="MathJax-Span-126"/><text:span text:style-name="T52">(</text:span><text:bookmark text:name="MathJax-Span-128"/><text:bookmark text:name="MathJax-Span-127"/><text:span text:style-name="T52">0</text:span><text:bookmark text:name="MathJax-Span-129"/><text:span text:style-name="T54">0</text:span><text:bookmark text:name="MathJax-Span-130"/><text:span text:style-name="T52">,</text:span><text:bookmark text:name="MathJax-Span-132"/><text:bookmark text:name="MathJax-Span-131"/><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8"/><text:bookmark text:name="MathJax-Span-137"/><text:span text:style-name="T52">1</text:span><text:bookmark text:name="MathJax-Span-139"/><text:span text:style-name="T55">α</text:span><text:bookmark text:name="MathJax-Span-140"/><text:span text:style-name="T52">)</text:span><text:bookmark text:name="MathJax-Span-141"/><text:span text:style-name="T52">=</text:span><text:bookmark text:name="MathJax-Span-143"/><text:bookmark text:name="MathJax-Span-142"/><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9"/><text:bookmark text:name="MathJax-Span-148"/><text:span text:style-name="T52">0</text:span><text:bookmark text:name="MathJax-Span-150"/><text:span text:style-name="T54">0</text:span><text:bookmark text:name="MathJax-Span-151"/><text:span text:style-name="T52">,</text:span><text:bookmark text:name="MathJax-Span-153"/><text:bookmark text:name="MathJax-Span-152"/><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9"/><text:bookmark text:name="MathJax-Span-158"/><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Span-169"/><text:bookmark text:name="MathJax-Span-168"/><text:bookmark text:name="MathJax-Span-167"/><text:bookmark text:name="MathJax-Element-19-Frame"/><text:span text:style-name="T53">α</text:span><text:bookmark text:name="MathJax-Span-170"/><text:span text:style-name="T58">∈</text:span><text:bookmark text:name="MathJax-Span-171"/><text:span text:style-name="T52">Lim</text:span></text:p>
      <text:p text:style-name="P129"><text:span text:style-name="T51">C.</text:span> <text:bookmark text:name="MathJax-Span-174"/><text:bookmark text:name="MathJax-Span-173"/><text:bookmark text:name="MathJax-Span-172"/><text:bookmark text:name="MathJax-Element-20-Frame"/><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1"/><text:bookmark text:name="MathJax-Span-180"/><text:span text:style-name="T52">)</text:span><text:bookmark text:name="MathJax-Span-182"/><text:span text:style-name="T54">0</text:span><text:bookmark text:name="MathJax-Span-183"/><text:span text:style-name="T52">,</text:span><text:bookmark text:name="MathJax-Span-185"/><text:bookmark text:name="MathJax-Span-184"/><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1"/><text:bookmark text:name="MathJax-Span-190"/><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8"/><text:bookmark text:name="MathJax-Span-197"/><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4"/><text:bookmark text:name="MathJax-Span-203"/><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Span-209"/><text:bookmark text:name="MathJax-Span-208"/><text:bookmark text:name="MathJax-Span-207"/><text:bookmark text:name="MathJax-Element-21-Frame"/><text:span text:style-name="T53">φ</text:span><text:bookmark text:name="MathJax-Span-210"/><text:span text:style-name="T52">(</text:span><text:bookmark text:name="MathJax-Span-212"/><text:bookmark text:name="MathJax-Span-211"/><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2"/><text:bookmark text:name="MathJax-Span-221"/><text:span text:style-name="T52">)</text:span><text:bookmark text:name="MathJax-Span-225"/><text:bookmark text:name="MathJax-Span-224"/><text:bookmark text:name="MathJax-Span-223"/><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2"/><text:bookmark text:name="MathJax-Span-231"/><text:span text:style-name="T53">y</text:span><text:bookmark text:name="MathJax-Span-233"/><text:span text:style-name="T55">β</text:span><text:bookmark text:name="MathJax-Span-234"/><text:span text:style-name="T52">)</text:span><text:bookmark text:name="MathJax-Span-235"/><text:span text:style-name="T52">=</text:span><text:bookmark text:name="MathJax-Span-237"/><text:bookmark text:name="MathJax-Span-236"/><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3"/><text:bookmark text:name="MathJax-Span-242"/><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3"/><text:bookmark text:name="MathJax-Span-252"/><text:span text:style-name="T52">)</text:span><text:bookmark text:name="MathJax-Span-254"/><text:span text:style-name="T55">α</text:span><text:bookmark text:name="MathJax-Span-255"/><text:span text:style-name="T52">,</text:span><text:bookmark text:name="MathJax-Span-257"/><text:bookmark text:name="MathJax-Span-256"/><text:span text:style-name="T53">x</text:span><text:bookmark text:name="MathJax-Span-260"/><text:bookmark text:name="MathJax-Span-259"/><text:bookmark text:name="MathJax-Span-258"/><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7"/><text:bookmark text:name="MathJax-Span-266"/><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Span-273"/><text:bookmark text:name="MathJax-Span-272"/><text:bookmark text:name="MathJax-Span-271"/><text:bookmark text:name="MathJax-Element-22-Frame"/><text:span text:style-name="T53">φ</text:span><text:bookmark text:name="MathJax-Span-274"/><text:span text:style-name="T52">(</text:span><text:bookmark text:name="MathJax-Span-276"/><text:bookmark text:name="MathJax-Span-275"/><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2"/><text:bookmark text:name="MathJax-Span-281"/><text:span text:style-name="T53">x</text:span><text:bookmark text:name="MathJax-Span-285"/><text:bookmark text:name="MathJax-Span-284"/><text:bookmark text:name="MathJax-Span-283"/><text:span text:style-name="T55">α</text:span><text:bookmark text:name="MathJax-Span-286"/><text:span text:style-name="T54">+</text:span><text:bookmark text:name="MathJax-Span-287"/><text:span text:style-name="T54">1</text:span><text:bookmark text:name="MathJax-Span-288"/><text:span text:style-name="T52">,</text:span><text:bookmark text:name="MathJax-Span-290"/><text:bookmark text:name="MathJax-Span-289"/><text:span text:style-name="T53">y</text:span><text:bookmark text:name="MathJax-Span-293"/><text:bookmark text:name="MathJax-Span-292"/><text:bookmark text:name="MathJax-Span-291"/><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300"/><text:bookmark text:name="MathJax-Span-299"/><text:span text:style-name="T53">z</text:span><text:bookmark text:name="MathJax-Span-301"/><text:span text:style-name="T55">β</text:span><text:bookmark text:name="MathJax-Span-302"/><text:span text:style-name="T52">)</text:span><text:bookmark text:name="MathJax-Span-303"/><text:span text:style-name="T52">=</text:span><text:bookmark text:name="MathJax-Span-305"/><text:bookmark text:name="MathJax-Span-304"/><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1"/><text:bookmark text:name="MathJax-Span-310"/><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7"/><text:bookmark text:name="MathJax-Span-316"/><text:span text:style-name="T53">w</text:span><text:bookmark text:name="MathJax-Span-320"/><text:bookmark text:name="MathJax-Span-319"/><text:bookmark text:name="MathJax-Span-318"/><text:span text:style-name="T55">α</text:span><text:bookmark text:name="MathJax-Span-321"/><text:span text:style-name="T54">+</text:span><text:bookmark text:name="MathJax-Span-322"/><text:span text:style-name="T54">1</text:span><text:bookmark text:name="MathJax-Span-323"/><text:span text:style-name="T52">,</text:span><text:bookmark text:name="MathJax-Span-325"/><text:bookmark text:name="MathJax-Span-324"/><text:span text:style-name="T53">y</text:span><text:bookmark text:name="MathJax-Span-328"/><text:bookmark text:name="MathJax-Span-327"/><text:bookmark text:name="MathJax-Span-326"/><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5"/><text:bookmark text:name="MathJax-Span-334"/><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Span-345"/><text:bookmark text:name="MathJax-Span-344"/><text:bookmark text:name="MathJax-Span-343"/><text:bookmark text:name="MathJax-Element-23-Frame"/><text:span text:style-name="T53">x</text:span><text:bookmark text:name="MathJax-Span-346"/><text:span text:style-name="T58">∈</text:span><text:bookmark text:name="MathJax-Span-347"/><text:span text:style-name="T52">Lim</text:span></text:p>
      <text:p text:style-name="P129"><text:span text:style-name="T51">F.</text:span> <text:bookmark text:name="MathJax-Span-350"/><text:bookmark text:name="MathJax-Span-349"/><text:bookmark text:name="MathJax-Span-348"/><text:bookmark text:name="MathJax-Element-24-Frame"/><text:span text:style-name="T53">φ</text:span><text:bookmark text:name="MathJax-Span-351"/><text:span text:style-name="T52">(</text:span><text:bookmark text:name="MathJax-Span-353"/><text:bookmark text:name="MathJax-Span-352"/><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3"/><text:bookmark text:name="MathJax-Span-362"/><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9"/><text:bookmark text:name="MathJax-Span-368"/><text:span text:style-name="T53">y</text:span><text:bookmark text:name="MathJax-Span-370"/><text:span text:style-name="T55">β</text:span><text:bookmark text:name="MathJax-Span-371"/><text:span text:style-name="T52">)</text:span><text:bookmark text:name="MathJax-Span-372"/><text:span text:style-name="T52">=</text:span><text:bookmark text:name="MathJax-Span-374"/><text:bookmark text:name="MathJax-Span-373"/><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80"/><text:bookmark text:name="MathJax-Span-379"/><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6"/><text:bookmark text:name="MathJax-Span-385"/><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2"/><text:bookmark text:name="MathJax-Span-391"/><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8"/><text:bookmark text:name="MathJax-Span-397"/><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Span-408"/><text:bookmark text:name="MathJax-Span-407"/><text:bookmark text:name="MathJax-Span-406"/><text:bookmark text:name="MathJax-Element-25-Frame"/><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3">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3">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3">′</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3">′</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3">′</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3">′′</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3">′′′</text:span>, <text:bookmark text:name="MJXc-Node-35203448"/><text:bookmark text:name="MJXc-Node-35193449"/><text:bookmark text:name="MJXc-Node-35183450"/><text:bookmark text:name="MJXc-Node-35173451"/><text:bookmark text:name="MathJax-Element-361-Frame"/>φ<text:bookmark text:name="MJXc-Node-35213447"/><text:span text:style-name="T83">′′′′</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3">′</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3">′′</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3">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3">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3">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2"><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2"><text:s/><text:span text:style-name="T67">LargeVeblen = fix (\x -&gt; phi (x =&gt; Suc Zero &amp; Zeros)) (Suc Zero)</text:span></text:p>
      <text:p text:style-name="P236"/>
      <text:p text:style-name="P236"/>
      <text:p text:style-name="P236">data Xord </text:p>
      <text:p text:style-name="P236"><text:s/>= Zero</text:p>
      <text:p text:style-name="P236"><text:s/>| Suc Xord</text:p>
      <text:p text:style-name="P236"><text:s/>| Lim (Nat → Xord)</text:p>
      <text:p text:style-name="P236"><text:s/>| Ass Xord Xord Xord</text:p>
      <text:p text:style-name="P236">phi (Ass a b c)</text:p>
      <text:p text:style-name="P236">abc:numéros lignes code, p = traité partiellement, + = ajouter ligne</text:p>
      <text:p text:style-name="P206"><text:soft-page-break/>000:1,2</text:p>
      <text:p text:style-name="P206">00S:2</text:p>
      <text:p text:style-name="P206">00L:2</text:p>
      <text:p text:style-name="P206">00A:2,3p,4p</text:p>
      <text:p text:style-name="P206">0S0:1</text:p>
      <text:p text:style-name="P206">0SS</text:p>
      <text:p text:style-name="P206">0SL</text:p>
      <text:p text:style-name="P206">0SA:3p,4p,7p,9p,11p,13p</text:p>
      <text:p text:style-name="P206">0L0:1,5</text:p>
      <text:p text:style-name="P206">0LS:5</text:p>
      <text:p text:style-name="P206">0LL:5</text:p>
      <text:p text:style-name="P206">0LA:3p,4p,5</text:p>
      <text:p text:style-name="P206">0A0:1</text:p>
      <text:p text:style-name="P206">0AS:+</text:p>
      <text:p text:style-name="P206">0AL:+</text:p>
      <text:p text:style-name="P206">0AA:3p,4p</text:p>
      <text:p text:style-name="P206">S00:2</text:p>
      <text:p text:style-name="P206">S0S:2</text:p>
      <text:p text:style-name="P206">S0L:2</text:p>
      <text:p text:style-name="P206">S0A:2</text:p>
      <text:p text:style-name="P206">SS0:6</text:p>
      <text:p text:style-name="P206">SSS:6</text:p>
      <text:p text:style-name="P206">SSL:6</text:p>
      <text:p text:style-name="P206">SSA:6</text:p>
      <text:p text:style-name="P206">SL0:8</text:p>
      <text:p text:style-name="P206">SLS:8</text:p>
      <text:p text:style-name="P206">SLA:8</text:p>
      <text:p text:style-name="P206">SA0:+</text:p>
      <text:p text:style-name="P206">SAS:+</text:p>
      <text:p text:style-name="P206">SAL:+</text:p>
      <text:p text:style-name="P206">SAA:+</text:p>
      <text:p text:style-name="P206">L00:2</text:p>
      <text:p text:style-name="P206">L0S:2</text:p>
      <text:p text:style-name="P206">L0L:2</text:p>
      <text:p text:style-name="P206">L0A:2</text:p>
      <text:p text:style-name="P206">LS0:10</text:p>
      <text:p text:style-name="P206">LSS:10</text:p>
      <text:p text:style-name="P206">LSL:10</text:p>
      <text:p text:style-name="P206">LSA:10</text:p>
      <text:p text:style-name="P206">LLO:12</text:p>
      <text:p text:style-name="P206">LLS:12</text:p>
      <text:p text:style-name="P206">LLL:12</text:p>
      <text:p text:style-name="P206"><text:soft-page-break/>LLA:12</text:p>
      <text:p text:style-name="P206">LA0:+</text:p>
      <text:p text:style-name="P206">LAS:+</text:p>
      <text:p text:style-name="P206">LAL:+</text:p>
      <text:p text:style-name="P206">LAA:+</text:p>
      <text:p text:style-name="P206">A00:2</text:p>
      <text:p text:style-name="P206">AOS:2</text:p>
      <text:p text:style-name="P206">A0L:2</text:p>
      <text:p text:style-name="P207">A0A:2<text:line-break/></text:p>
      <text:p text:style-name="P208">AS0:+</text:p>
      <text:p text:style-name="P208">ASS:+</text:p>
      <text:p text:style-name="P208">ASL:+</text:p>
      <text:p text:style-name="P208">ASA:+</text:p>
      <text:p text:style-name="P208">AL0:+</text:p>
      <text:p text:style-name="P208">ALS:+</text:p>
      <text:p text:style-name="P208">ALL:+</text:p>
      <text:p text:style-name="P208">ALA:+</text:p>
      <text:p text:style-name="P208">AA0:+</text:p>
      <text:p text:style-name="P208">AAS:+</text:p>
      <text:p text:style-name="P208">AAL:+</text:p>
      <text:p text:style-name="P208">AAA:+</text:p>
      <text:p text:style-name="P208"/>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09"><text:s/>Ass a b c = c,a:b</text:p>
      <text:p text:style-name="P209"><text:s/>phi (0) = w⁰ = 1</text:p>
      <text:p text:style-name="P209"><text:s/>phi (0:a) = w^a</text:p>
      <text:p text:style-name="P209"><text:s/>phi (al, k:0) = phi(al)</text:p>
      <text:p text:style-name="P209"><text:soft-page-break/><text:s/>phi (al, k:0, 0:a) = phi (al, 0:a)</text:p>
      <text:p text:style-name="P209"><text:s/>phi (al, 0:b, 0:a) = phi (al, 0:a)</text:p>
      <text:p text:style-name="P209"><text:s/>phi (al, 0:lim s) = lim n → phi (al, 0:s n)</text:p>
      <text:p text:style-name="P209">+phi (al, 0:(al1,x:y)) = ?</text:p>
      <text:p text:style-name="P234"><text:span text:style-name="T67"><text:s/></text:span><text:span text:style-name="T68">phi (al, k+1:b+1) = fix (x → phi (al, k+1:b, k:x)) 0</text:span></text:p>
      <text:p text:style-name="P210"><text:s/>phi (al, k+1:b+1, 0:a+1) = fix (x → phi (al, k+1:b, k:x)) (phi (al, k+1:b+1, 0:a) + 1)</text:p>
      <text:p text:style-name="P210"><text:s/>phi (al, k+1:lim s) = lim n → phi (al, k+1:s n)</text:p>
      <text:p text:style-name="P210"><text:s/>phi (al, k+1:lim s, 0:a+1) = lim n → phi (al, k+1:s n, k:phi(al,k+1:lim s,0:a)+1)</text:p>
      <text:p text:style-name="P211">+phi (al, k+1:(al1,x:y)) = ?</text:p>
      <text:p text:style-name="P211">+phi (al, k+1:(al1,x:y)) = ?</text:p>
      <text:p text:style-name="P235"><text:span text:style-name="T69"><text:s/></text:span><text:span text:style-name="T70">phi (al, lim s:b+1) = lim n → fix (x → phi (al, lim s:b, s n:x) 0)</text:span></text:p>
      <text:p text:style-name="P212"><text:s/>phi (al, lim s:b+1, 0:a+1) = lim n → fix (x → phi (al, lim s:b, s n:x) (phi (al, lim s:b+1, 0:a) + 1)</text:p>
      <text:p text:style-name="P212"><text:s/>phi (al, lim s:lim t) = lim n → phi (al, lim s:t n)</text:p>
      <text:p text:style-name="P212"><text:s/>phi (al, lim s:lim t, 0:a+1) = lim n → phi (al, lim s:t n, f n:phi(al,lim s:lim t,0:a))</text:p>
      <text:p text:style-name="P214">+phi (al, (al1,x:y):b+1) = ?</text:p>
      <text:p text:style-name="P214">+phi (al, (al1,x:y):b+1, 0:a+1) = ?</text:p>
      <text:p text:style-name="P214">+phi (al, (al1,x:y):lim t) = ?</text:p>
      <text:p text:style-name="P214">+phi (al, (al1,x:y):lim t, 0:a+1) = ?</text:p>
      <text:p text:style-name="P214">+phi (al, (al1,x:y):(al2,u:v)) = ?</text:p>
      <text:p text:style-name="P214">+phi (al, (al1,x:y):(al2,u:v), 0:a+1) = ?</text:p>
      <text:p text:style-name="P214"/>
      <text:p text:style-name="P215"><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5">correction phi : </text:p>
      <text:p text:style-name="P238"><text:s/>phi (al, lim s:b+1) = lim n → fix (x → phi (al, lim s:b, s n:x) 0)</text:p>
      <text:p text:style-name="P213"><text:s/>phi (al, lim s:b+1, 0:a+1) = lim n → fix (x → phi (al, lim s:b, s n:x) (phi (al, lim s:b+1, 0:a) + 1)</text:p>
      <text:p text:style-name="P215">remplacé par</text:p>
      <text:p text:style-name="P215"><text:s/>phi (al, lim s:b+1) = lim n → phi (lim s:b, s n:1)</text:p>
      <text:p text:style-name="P215"><text:s/>phi (al, lim s:b+1, 0:a+1) = lim n → phi (al, lim s:b, s n:phi(al,lim s:b+1,0:a))</text:p>
      <text:p text:style-name="P215"/>
      <text:p text:style-name="P215"><text:s/><text:span text:style-name="T90">ancienne version</text:span></text:p>
      <text:p text:style-name="P215"><text:s/><text:span text:style-name="T92">nouvelle version</text:span></text:p>
      <text:p text:style-name="P215"/>
      <text:p text:style-name="P215"/>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32"><text:s/><text:span text:style-name="T67">phi (Zero =&gt; Suc a &amp; Lim f =&gt; Lim g &amp; al) = Lim (\n -&gt; phi (f n =&gt; phi (Zero =&gt; a &amp; Lim f =&gt; Lim g &amp; al) &amp; Lim f =&gt; g n &amp; al)) </text:span></text:p>
      <text:p text:style-name="P217"><text:s/>phi Zeros = increase Zero</text:p>
      <text:p text:style-name="P218"><text:s/>phi (Ass Zero a Zeros) = increase a</text:p>
      <text:p text:style-name="P218"><text:s/>phi (Ass k Zero al) = phi al</text:p>
      <text:p text:style-name="P218"><text:s/>phi (Ass Zero a (Ass k Zero al)) = phi (Ass Zero a al)</text:p>
      <text:p text:style-name="P218"><text:s/>phi (Ass Zero a (Ass Zero b al)) = phi (Ass Zero a al)</text:p>
      <text:p text:style-name="P218"><text:s/>phi (Ass Zero (Lim f) al) = Lim $ \n -&gt; phi $ Ass Zero (f n) al</text:p>
      <text:p text:style-name="P218"><text:s/>phi (Ass (Suc k) (Suc b) al) = fix (\x -&gt; phi $ Ass k x $ Ass (Suc k) b al) Zero</text:p>
      <text:p text:style-name="P218"><text:s/>phi (Ass Zero (Suc a) (Ass (Suc k) (Suc b) al)) = fix (\x -&gt; phi $ Ass k x $ Ass (Suc k) b al) (Suc $ phi $ Ass Zero a $ Ass (Suc k) (Suc b) al)</text:p>
      <text:p text:style-name="P217"><text:s/>phi (Ass (Suc k) (Lim f) al) = Lim $ \n -&gt; phi $ Ass (Suc k) (f n) al</text:p>
      <text:p text:style-name="P217"><text:s/>phi (Ass Zero (Suc a) (Ass (Suc k) (Lim f) al)) = Lim $ \n -&gt; phi $ Ass k (Suc $ phi $ Ass Zero a $ Ass (Suc k) (Lim f) al) $ Ass (Suc k) (f n) al</text:p>
      <text:p text:style-name="P217"><text:s/><text:span text:style-name="T89">phi (Ass (Lim f) (Suc b) al) = Lim $ \n -&gt; fix (\x -&gt; phi $ Ass (f n) x $ Ass (Lim f) b al) Zero</text:span></text:p>
      <text:p text:style-name="P219">phi (Ass (Lim f) (Suc b) al) = Lim $ \n -&gt; phi $ Ass (f n) (Suc Zero) $ Ass (Lim f) b al</text:p>
      <text:p text:style-name="P217"/>
      <text:p text:style-name="P217"><text:s/><text:span text:style-name="T89">phi (Ass Zero (Suc a) (Ass (Lim f) (Suc b) al)) = Lim $ \n -&gt; fix (\x -&gt; phi $ Ass (f n) x $ Ass (Lim f) b al) (Suc $ phi $ Ass Zero a $ Ass (Lim f) (Suc b) al)</text:span></text:p>
      <text:p text:style-name="P220"><text:s/>phi (Ass Zero (Suc a) (Ass (Lim f) (Suc b) al)) = Lim $ \n -&gt; phi $ Ass (f n) (phi $ Ass Zero a $ Ass (Lim f) (Suc b) al) $ Ass (Lim f) b al</text:p>
      <text:p text:style-name="P217"><text:s/>phi (Ass (Lim f) (Lim g) al) = Lim $ \n -&gt; phi $ Ass (Lim f) (g n) al</text:p>
      <text:p text:style-name="P216"><text:s/>phi (Ass Zero (Suc a) (Ass (Lim f) (Lim g) al)) = Lim $ \n -&gt; phi $ Ass (f n) (phi $ Ass Zero a $ Ass (Lim f) (Lim g) al) $ Ass (Lim f) (g n) al</text:p>
      <text:p text:style-name="P215"/>
      <text:p text:style-name="P221">correspondance notation combinatoire : autre possibilité :</text:p>
      <text:p text:style-name="P221">Gamma_0^...^Gamma₀ = R1 (R1;1 H) suc 0 = epsilon_(Gamma_0+1) = phi(1,Gamma_0+1)</text:p>
      <text:p text:style-name="P221">zeta_(Gamma_0+1) = R1 R1;1 H suc 0</text:p>
      <text:p text:style-name="P221">Gamma₁ = H [R *-&gt;2 R1;1 H suc 0] 0</text:p>
      <text:p text:style-name="P221"><text:s/>= R1;2 R1;1 H suc 0</text:p>
      <text:p text:style-name="P221"><text:s/>= R1;2-&gt;1 H suc 0</text:p>
      <text:p text:style-name="P221">Gamma_a = phi(1,0,a) = R1;a-&gt;1 H suc 0</text:p>
      <text:p text:style-name="P221">phi(1,1,0) = H [R1 ;*-&gt;1 H suc 0] 0 = R2;1 H suc 0</text:p>
      <text:p text:style-name="P221">phi(2,0,0) = H [R*;1 H suc 0] 0 = R1,0;1 H suc 0</text:p>
      <text:p text:style-name="P221">phi(3,0,0) = R1,0,0;1 H suc 0 ou R2,0;1 H suc 0 ?</text:p>
      <text:p text:style-name="P221">SVO = Rw:1;1 H suc 0</text:p>
      <text:p text:style-name="P221">LVO = RW:1;1 H suc 0 = R(1,0):1;1 H suc 0 = R1:1:1;1 H suc 0</text:p>
      <text:p text:style-name="P221">BHO = R1:…:1;1 H suc 0</text:p>
      <text:p text:style-name="P221"/>
      <text:p text:style-name="P239">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1">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1">C(C(W_2,W),0)<text:line-break/></text:p>
          </table:table-cell>
        </table:table-row>
      </table:table>
      <text:p text:style-name="Text_20_body"><text:line-break/></text:p>
      <text:p text:style-name="P222">Taranovsky</text:p>
      <text:p text:style-name="P222"/>
      <text:p text:style-name="P222">module Taranovsky where</text:p>
      <text:p text:style-name="P222"/>
      <text:p text:style-name="P222"><text:s/>-- Natural numbers</text:p>
      <text:p text:style-name="P222"><text:s/>data Nat </text:p>
      <text:p text:style-name="P222"><text:s text:c="2"/>= ZeroN</text:p>
      <text:p text:style-name="P222"><text:s text:c="2"/>| SucN Nat</text:p>
      <text:p text:style-name="P222"/>
      <text:p text:style-name="P222"><text:s/>-- Ordinals</text:p>
      <text:p text:style-name="P222"><text:s/>data Ord </text:p>
      <text:p text:style-name="P222"><text:s text:c="2"/>= Zero</text:p>
      <text:p text:style-name="P222"><text:s text:c="2"/>| Suc Ord</text:p>
      <text:p text:style-name="P222"><text:s text:c="2"/>| Lim (Nat -&gt; Ord)</text:p>
      <text:p text:style-name="P222"><text:s text:c="2"/>| Ext (Ord -&gt; Ord)</text:p>
      <text:p text:style-name="P222"/>
      <text:p text:style-name="P222"><text:s/>-- Ordinals</text:p>
      <text:p text:style-name="P222"><text:s/>--data Xord</text:p>
      <text:p text:style-name="P222"><text:s/>-- = Cnt Ord</text:p>
      <text:p text:style-name="P222"><text:soft-page-break/><text:s/>-- | Ext (Ord -&gt; Xord)</text:p>
      <text:p text:style-name="P222"/>
      <text:p text:style-name="P222"><text:s/>-- Ordinal corresponding to a given natural</text:p>
      <text:p text:style-name="P222"><text:s/>ordOfNat ZeroN = Zero</text:p>
      <text:p text:style-name="P222"><text:s/>ordOfNat (SucN n) = Suc (ordOfNat n)</text:p>
      <text:p text:style-name="P222"/>
      <text:p text:style-name="P222"><text:s/>-- omega</text:p>
      <text:p text:style-name="P222"><text:s/>w = Lim ordOfNat</text:p>
      <text:p text:style-name="P222"/>
      <text:p text:style-name="P222"><text:s/>-- plus a b = b + a</text:p>
      <text:p text:style-name="P222"><text:s/>plus Zero b = b</text:p>
      <text:p text:style-name="P222"><text:s/>plus (Suc a) b = Suc (plus a b)</text:p>
      <text:p text:style-name="P222"><text:s/>plus (Lim s) b = Lim (\n -&gt; plus (s n) b)</text:p>
      <text:p text:style-name="P222"><text:s/>plus (Ext f) b = Ext (\x -&gt; plus (f x) b)</text:p>
      <text:p text:style-name="P222"/>
      <text:p text:style-name="P222"><text:s/>lim0 s = Lim s</text:p>
      <text:p text:style-name="P222"/>
      <text:p text:style-name="P222">{-</text:p>
      <text:p text:style-name="P222"><text:s/>fpower l f Zero x = x</text:p>
      <text:p text:style-name="P222"><text:s/>fpower l f (Suc a) x = f (fpower l f a x)</text:p>
      <text:p text:style-name="P222"><text:s/>fpower l f (Lim s) x = l (\n -&gt; fpower l f (s n) x)</text:p>
      <text:p text:style-name="P222"/>
      <text:p text:style-name="P222"><text:s/>-- fix f z = least fixed point of f which is &gt; z</text:p>
      <text:p text:style-name="P222"><text:s/>fix f z = fpower lim0 f w (Suc z) -- Lim (\n -&gt; fpower0 f (ordOfNat n) (Suc z))</text:p>
      <text:p text:style-name="P222">-}</text:p>
      <text:p text:style-name="P222"/>
      <text:p text:style-name="P222"><text:s/>iter f ZeroN a = a</text:p>
      <text:p text:style-name="P222"><text:s/>iter f (SucN p) a = iter f p (f a)</text:p>
      <text:p text:style-name="P222"/>
      <text:p text:style-name="P222"><text:s/>opLim f a = Lim (\n -&gt; f n a)</text:p>
      <text:p text:style-name="P222"/>
      <text:p text:style-name="P222"><text:s/>opItw f = opLim (iter f)</text:p>
      <text:p text:style-name="P222"/>
      <text:p text:style-name="P222"><text:s/>-- cantor a b = a + w^b -&gt; C(b,a)</text:p>
      <text:p text:style-name="P222"><text:s/>cantor a Zero = Suc a</text:p>
      <text:p text:style-name="P222"><text:s/>cantor a (Suc b) = opItw (\x -&gt; cantor x b) a</text:p>
      <text:p text:style-name="P222"><text:s/>cantor a (Lim s) = Lim (\n -&gt; cantor a (s n))</text:p>
      <text:p text:style-name="P222"><text:s/>-- cantor a (Ext f) = Ext (\x -&gt; cantor a (f x))</text:p>
      <text:p text:style-name="P222"><text:s/>cantor a (Ext f) = opItw (\x -&gt; cantor a (f x)) Zero</text:p>
      <text:p text:style-name="P222"><text:s/>-- cantor a (Ext f) = cantor a (opItw (\x -&gt; f (cantor a x)) Zero)</text:p>
      <text:p text:style-name="P222"/>
      <text:p text:style-name="P225">or</text:p>
      <text:p text:style-name="P225"><text:soft-page-break/></text:p>
      <text:p text:style-name="P225">- Taranovsky's C(b,a) = generalization of a + w^b</text:p>
      <text:p text:style-name="P225"><text:s/>tc Zero a = Suc a</text:p>
      <text:p text:style-name="P225"><text:s/>tc (Suc b) a = opItw (tc b) a</text:p>
      <text:p text:style-name="P225"><text:s/>tc (Lim s) a = Lim (\n -&gt; tc (s n) a)</text:p>
      <text:p text:style-name="P225"><text:s/>-- tc (Ext f) a = Ext (\x -&gt; tc (f x) a)</text:p>
      <text:p text:style-name="P225"><text:s/>tc (Ext f) a = opItw (\x -&gt; tc (f x) a) Zero </text:p>
      <text:p text:style-name="P225"><text:s/>-- tc (Ext f) a = tc (opItw (\x -&gt; f (tc x a)) Zero) a</text:p>
      <text:p text:style-name="P225"/>
      <text:p text:style-name="P225">Exemple :</text:p>
      <text:p text:style-name="P225">C(W,0) = C(Ext I, 0) = H [C(*,0)] 0 </text:p>
      <text:p text:style-name="P225"><text:s/>= lim 0, C(0,0)=0+w^0=1, C(1,0)=0+w^1=w, C(w,0)=0+w^w=w^w, …</text:p>
      <text:p text:style-name="P225"><text:s/>= epsilon₀</text:p>
      <text:p text:style-name="P225"/>
      <text:p text:style-name="P223"><text:a xlink:type="simple" xlink:href="https://stepstowardinfinity.wordpress.com/2015/06/22/ordinal3/" text:style-name="Internet_20_link" text:visited-style-name="Visited_20_Internet_20_Link">https://stepstowardinfinity.wordpress.com/2015/06/22/ordinal3/</text:a></text:p>
      <text:p text:style-name="P223"/>
      <text:p text:style-name="P240"><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3">W1 = C(W2,0) = w^W2</text:p>
      <text:p text:style-name="P223">BHO = lim C(W1,0), C(C(W1,W1),0), …</text:p>
      <text:p text:style-name="P223">= C (H [C(*,W1)] W1, 0)</text:p>
      <text:p text:style-name="P223">H [C(*,W1)] W1 = H (C(*,W1)] 0 ? = C(W2,W1)</text:p>
      <text:p text:style-name="P223">= C (Ext [C(*,W1)], W1) ?</text:p>
      <text:p text:style-name="P223">= C (Ext (x → C(x,W1)), W1) ?</text:p>
      <text:p text:style-name="P221">O<text:span text:style-name="T97">u plutôt : </text:span></text:p>
      <text:p text:style-name="P223">= C (Ext I, W1) = C (Ext (x → x), W1)</text:p>
      <text:p text:style-name="P221"/>
      <text:p text:style-name="P227">BHO = C(W^...^W,0)</text:p>
      <text:p text:style-name="P227"/>
      <text:p text:style-name="P226">C(W,W) = W*2</text:p>
      <text:p text:style-name="P226">C(C(W,W),W) = W²</text:p>
      <text:p text:style-name="P226">C(C(C(W,W),W),W) = W^W</text:p>
      <text:p text:style-name="P226">C(C(C(C(W,W),W),W),W) = W^W^W</text:p>
      <text:p text:style-name="P226"><text:soft-page-break/></text:p>
      <text:p text:style-name="P226">C(0,W) = W+1</text:p>
      <text:p text:style-name="P226">C(C(0,W),W) = W*w</text:p>
      <text:p text:style-name="P226">C(C(C(0,W),W),W) = W^w</text:p>
      <text:p text:style-name="P226">C(C(C(C(0,W),W),W),W) = W^W^w</text:p>
      <text:p text:style-name="P226"/>
      <text:p text:style-name="P226">W^...^W^w = W^...^W ?</text:p>
      <text:p text:style-name="P226">W^...^W = H [C(.,W)] 0 = C (Ext I, W) = C (Ext I, Ext I)</text:p>
      <text:p text:style-name="P226">ou remplacer Ext f par Ext f z</text:p>
      <text:p text:style-name="P226">avec tc (Ext f z) a = opItw (\x → tc (f x) a) z</text:p>
      <text:p text:style-name="P226">C (Ext I W, W) avec W = Ext I 0 → C (Ext I (Exi I 0), Ext I 0)</text:p>
      <text:p text:style-name="P228"/>
      <text:p text:style-name="P228">W^...^W = C (Ext I W, W) avec W = Ext I 0</text:p>
      <text:p text:style-name="P228">C(W,W) = W*2</text:p>
      <text:p text:style-name="P228">C(W,0) = H [C(*,0)] 0</text:p>
      <text:p text:style-name="P228"><text:s/>= lim 0, C(0,0)=0+w^0=1, C(1,0)=0+w^1=w, C(w,0)=0+w^w=w^w, …</text:p>
      <text:p text:style-name="P228"><text:s/>= w^...^w = epsilon₀ = phi(1,0)</text:p>
      <text:p text:style-name="P228">C(W,W) = H [C(*,W)] 0</text:p>
      <text:p text:style-name="P228"><text:s/>= lim 0,</text:p>
      <text:p text:style-name="P228"><text:tab/>C(0,W) = W+1, </text:p>
      <text:p text:style-name="P228"><text:tab/>C(W+1,<text:span text:style-name="T100">W</text:span>) = H [C(W,*)] W = W+w^(W+1) = W+w^W*w = W+epsilon_0*w </text:p>
      <text:p text:style-name="P228"><text:tab/> = lim W, C(W,W), … ? (boucle infinie) </text:p>
      <text:p text:style-name="P226"/>
      <text:p text:style-name="P226"/>
      <text:p text:style-name="P221"/>
      <text:p text:style-name="P224">Countable and extended (uncountable) ordinals :</text:p>
      <text:p text:style-name="P224"/>
      <text:p text:style-name="P224">module Cord_and_ord where</text:p>
      <text:p text:style-name="P224"/>
      <text:p text:style-name="P224"><text:s/>-- Natural numbers</text:p>
      <text:p text:style-name="P224"><text:s/>data Nat </text:p>
      <text:p text:style-name="P224"><text:s text:c="2"/>= ZeroN</text:p>
      <text:p text:style-name="P224"><text:s text:c="2"/>| SucN Nat</text:p>
      <text:p text:style-name="P224"/>
      <text:p text:style-name="P224"><text:s/>-- Countable ordinals</text:p>
      <text:p text:style-name="P224"><text:s/>data Cord</text:p>
      <text:p text:style-name="P224"><text:s text:c="2"/>= ZeroC</text:p>
      <text:p text:style-name="P224"><text:s text:c="2"/>| SucC Cord</text:p>
      <text:p text:style-name="P224"><text:s text:c="2"/>| LimC (Nat -&gt; Cord)</text:p>
      <text:p text:style-name="P224"/>
      <text:p text:style-name="P224"><text:s/>-- Ordinals</text:p>
      <text:p text:style-name="P224"><text:s/>data Ord </text:p>
      <text:p text:style-name="P224"><text:soft-page-break/><text:s text:c="2"/>= Zero</text:p>
      <text:p text:style-name="P224"><text:s text:c="2"/>| Suc Ord</text:p>
      <text:p text:style-name="P224"><text:s text:c="2"/>| Lim (Nat -&gt; Ord)</text:p>
      <text:p text:style-name="P224"><text:s text:c="2"/>| Ext (Ord -&gt; Ord)</text:p>
      <text:p text:style-name="P224"/>
      <text:p text:style-name="P224"><text:s/>ordOfCord ZeroC = Zero</text:p>
      <text:p text:style-name="P224"><text:s/>ordOfCord (SucC a) = Suc (ordOfCord a)</text:p>
      <text:p text:style-name="P224"><text:s/>ordOfCord (LimC s) = Lim (\n -&gt; ordOfCord (s n))</text:p>
      <text:p text:style-name="P224"/>
      <text:p text:style-name="P224"><text:s/>cordOfOrd Zero = ZeroC</text:p>
      <text:p text:style-name="P224"><text:s/>cordOfOrd (Suc a) = SucC (cordOfOrd a)</text:p>
      <text:p text:style-name="P224"><text:s/>cordOfOrd (Lim s) = LimC (\n -&gt; cordOfOrd (s n))</text:p>
      <text:p text:style-name="P224"><text:s/>cordOfOrd (Ext f) = cordOfOrd (f Zero)</text:p>
      <text:p text:style-name="P224"/>
      <text:p text:style-name="P229">ordinaux dénombrables : 0 | Suc Ord | Lim (Nat → Ord)</text:p>
      <text:p text:style-name="P229">ordinaux non dénombrables : 0 | Suc Ord | Lim (Nat → Ord) | Ext (Ord → Ord)</text:p>
      <text:p text:style-name="P229"><text:tab/><text:tab/><text:tab/><text:tab/> <text:s text:c="3"/>0 | Suc Ord | LimC (Nat → Ord) | LimU (Ord → Ord)</text:p>
      <text:p text:style-name="P231">généralisation : LimX ((Ord → Ord) → Ord) ...</text:p>
      <text:p text:style-name="P229">suite fondamentale transfinie <text:span text:style-name="T101">a[n] avec n ordinal</text:span></text:p>
      <text:p text:style-name="P230">exemple Buchholz : </text:p>
      <text:p text:style-name="P230">http://googology.wikia.com/wiki/List_of_systems_of_fundamental_sequences</text:p>
      <text:p text:style-name="P241">If <text:bookmark text:name="MathJax-Span-1492"/><text:bookmark text:name="MathJax-Span-1491"/><text:bookmark text:name="MathJax-Span-1490"/><text:bookmark text:name="MathJax-Element-110-Frame1"/><text:span text:style-name="T53">α</text:span><text:bookmark text:name="MathJax-Span-1493"/><text:span text:style-name="T52">=</text:span><text:bookmark text:name="MathJax-Span-1495"/><text:bookmark text:name="MathJax-Span-1494"/><text:span text:style-name="T53">ψ</text:span><text:bookmark text:name="MathJax-Span-1499"/><text:bookmark text:name="MathJax-Span-1498"/><text:bookmark text:name="MathJax-Span-1497"/><text:bookmark text:name="MathJax-Span-1496"/><text:span text:style-name="T55">ν</text:span><text:bookmark text:name="MathJax-Span-1500"/><text:span text:style-name="T56">1</text:span><text:bookmark text:name="MathJax-Span-1501"/><text:span text:style-name="T52">(</text:span><text:bookmark text:name="MathJax-Span-1503"/><text:bookmark text:name="MathJax-Span-1502"/><text:span text:style-name="T53">β</text:span><text:bookmark text:name="MathJax-Span-1504"/><text:span text:style-name="T54">1</text:span><text:bookmark text:name="MathJax-Span-1505"/><text:span text:style-name="T52">)</text:span><text:bookmark text:name="MathJax-Span-1506"/><text:span text:style-name="T52">+</text:span><text:bookmark text:name="MathJax-Span-1508"/><text:bookmark text:name="MathJax-Span-1507"/><text:span text:style-name="T53">ψ</text:span><text:bookmark text:name="MathJax-Span-1512"/><text:bookmark text:name="MathJax-Span-1511"/><text:bookmark text:name="MathJax-Span-1510"/><text:bookmark text:name="MathJax-Span-1509"/><text:span text:style-name="T55">ν</text:span><text:bookmark text:name="MathJax-Span-1513"/><text:span text:style-name="T56">2</text:span><text:bookmark text:name="MathJax-Span-1514"/><text:span text:style-name="T52">(</text:span><text:bookmark text:name="MathJax-Span-1516"/><text:bookmark text:name="MathJax-Span-1515"/><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3"/><text:bookmark text:name="MathJax-Span-1522"/><text:span text:style-name="T53">ψ</text:span><text:bookmark text:name="MathJax-Span-1527"/><text:bookmark text:name="MathJax-Span-1526"/><text:bookmark text:name="MathJax-Span-1525"/><text:bookmark text:name="MathJax-Span-1524"/><text:span text:style-name="T55">ν</text:span><text:bookmark text:name="MathJax-Span-1528"/><text:span text:style-name="T57">k</text:span><text:bookmark text:name="MathJax-Span-1529"/><text:span text:style-name="T52">(</text:span><text:bookmark text:name="MathJax-Span-1531"/><text:bookmark text:name="MathJax-Span-1530"/><text:span text:style-name="T53">β</text:span><text:bookmark text:name="MathJax-Span-1532"/><text:span text:style-name="T55">k</text:span><text:bookmark text:name="MathJax-Span-1533"/><text:span text:style-name="T52">)</text:span> where <text:bookmark text:name="MathJax-Span-1536"/><text:bookmark text:name="MathJax-Span-1535"/><text:bookmark text:name="MathJax-Span-1534"/><text:bookmark text:name="MathJax-Element-111-Frame1"/><text:span text:style-name="T53">k</text:span><text:bookmark text:name="MathJax-Span-1537"/><text:span text:style-name="T58">≥</text:span><text:bookmark text:name="MathJax-Span-1538"/><text:span text:style-name="T52">2</text:span> then <text:bookmark text:name="MathJax-Span-1541"/><text:bookmark text:name="MathJax-Span-1540"/><text:bookmark text:name="MathJax-Span-1539"/><text:bookmark text:name="MathJax-Element-112-Frame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9"/><text:bookmark text:name="MathJax-Span-1548"/><text:span text:style-name="T53">ψ</text:span><text:bookmark text:name="MathJax-Span-1553"/><text:bookmark text:name="MathJax-Span-1552"/><text:bookmark text:name="MathJax-Span-1551"/><text:bookmark text:name="MathJax-Span-1550"/><text:span text:style-name="T55">ν</text:span><text:bookmark text:name="MathJax-Span-1554"/><text:span text:style-name="T57">k</text:span><text:bookmark text:name="MathJax-Span-1555"/><text:span text:style-name="T52">(</text:span><text:bookmark text:name="MathJax-Span-1557"/><text:bookmark text:name="MathJax-Span-1556"/><text:span text:style-name="T53">β</text:span><text:bookmark text:name="MathJax-Span-1558"/><text:span text:style-name="T55">k</text:span><text:bookmark text:name="MathJax-Span-1559"/><text:span text:style-name="T52">)</text:span><text:bookmark text:name="MathJax-Span-1560"/><text:span text:style-name="T52">)</text:span> and <text:bookmark text:name="MathJax-Span-1563"/><text:bookmark text:name="MathJax-Span-1562"/><text:bookmark text:name="MathJax-Span-1561"/><text:bookmark text:name="MathJax-Element-113-Frame1"/><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9"/><text:bookmark text:name="MathJax-Span-1568"/><text:span text:style-name="T53">ψ</text:span><text:bookmark text:name="MathJax-Span-1573"/><text:bookmark text:name="MathJax-Span-1572"/><text:bookmark text:name="MathJax-Span-1571"/><text:bookmark text:name="MathJax-Span-1570"/><text:span text:style-name="T55">ν</text:span><text:bookmark text:name="MathJax-Span-1574"/><text:span text:style-name="T56">1</text:span><text:bookmark text:name="MathJax-Span-1575"/><text:span text:style-name="T52">(</text:span><text:bookmark text:name="MathJax-Span-1577"/><text:bookmark text:name="MathJax-Span-1576"/><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4"/><text:bookmark text:name="MathJax-Span-1583"/><text:span text:style-name="T53">ψ</text:span><text:bookmark text:name="MathJax-Span-1588"/><text:bookmark text:name="MathJax-Span-1587"/><text:bookmark text:name="MathJax-Span-1586"/><text:bookmark text:name="MathJax-Span-1585"/><text:span text:style-name="T55">ν</text:span><text:bookmark text:name="MathJax-Span-1591"/><text:bookmark text:name="MathJax-Span-1590"/><text:bookmark text:name="MathJax-Span-1589"/><text:span text:style-name="T57">k</text:span><text:bookmark text:name="MathJax-Span-1592"/><text:span text:style-name="T58">−</text:span><text:bookmark text:name="MathJax-Span-1593"/><text:span text:style-name="T56">1</text:span><text:bookmark text:name="MathJax-Span-1594"/><text:span text:style-name="T52">(</text:span><text:bookmark text:name="MathJax-Span-1596"/><text:bookmark text:name="MathJax-Span-1595"/><text:span text:style-name="T53">β</text:span><text:bookmark text:name="MathJax-Span-1599"/><text:bookmark text:name="MathJax-Span-1598"/><text:bookmark text:name="MathJax-Span-1597"/><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6"/><text:bookmark text:name="MathJax-Span-1605"/><text:span text:style-name="T53">ψ</text:span><text:bookmark text:name="MathJax-Span-1610"/><text:bookmark text:name="MathJax-Span-1609"/><text:bookmark text:name="MathJax-Span-1608"/><text:bookmark text:name="MathJax-Span-1607"/><text:span text:style-name="T55">ν</text:span><text:bookmark text:name="MathJax-Span-1611"/><text:span text:style-name="T57">k</text:span><text:bookmark text:name="MathJax-Span-1612"/><text:span text:style-name="T52">(</text:span><text:bookmark text:name="MathJax-Span-1614"/><text:bookmark text:name="MathJax-Span-1613"/><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1880144472265416927" text:style-name="L1">
        <text:list-item>
          <text:p text:style-name="P258">If <text:bookmark text:name="MathJax-Span-1623"/><text:bookmark text:name="MathJax-Span-1622"/><text:bookmark text:name="MathJax-Span-1621"/><text:bookmark text:name="MathJax-Element-114-Frame1"/><text:span text:style-name="T53">α</text:span><text:bookmark text:name="MathJax-Span-1624"/><text:span text:style-name="T52">=</text:span><text:bookmark text:name="MathJax-Span-1626"/><text:bookmark text:name="MathJax-Span-1625"/><text:span text:style-name="T53">ψ</text:span><text:bookmark text:name="MathJax-Span-1629"/><text:bookmark text:name="MathJax-Span-1628"/><text:bookmark text:name="MathJax-Span-1627"/><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Span-1637"/><text:bookmark text:name="MathJax-Span-1636"/><text:bookmark text:name="MathJax-Span-1635"/><text:bookmark text:name="MathJax-Element-115-Frame1"/><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Span-1645"/><text:bookmark text:name="MathJax-Span-1644"/><text:bookmark text:name="MathJax-Span-1643"/><text:bookmark text:name="MathJax-Element-116-Frame1"/><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58">If <text:bookmark text:name="MathJax-Span-1653"/><text:bookmark text:name="MathJax-Span-1652"/><text:bookmark text:name="MathJax-Span-1651"/><text:bookmark text:name="MathJax-Element-117-Frame1"/><text:span text:style-name="T53">α</text:span><text:bookmark text:name="MathJax-Span-1654"/><text:span text:style-name="T52">=</text:span><text:bookmark text:name="MathJax-Span-1656"/><text:bookmark text:name="MathJax-Span-1655"/><text:span text:style-name="T53">ψ</text:span><text:bookmark text:name="MathJax-Span-1659"/><text:bookmark text:name="MathJax-Span-1658"/><text:bookmark text:name="MathJax-Span-1657"/><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Span-1667"/><text:bookmark text:name="MathJax-Span-1666"/><text:bookmark text:name="MathJax-Span-1665"/><text:bookmark text:name="MathJax-Element-118-Frame1"/><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3"/><text:bookmark text:name="MathJax-Span-1672"/><text:span text:style-name="T52">Ω</text:span><text:bookmark text:name="MathJax-Span-1676"/><text:bookmark text:name="MathJax-Span-1675"/><text:bookmark text:name="MathJax-Span-1674"/><text:span text:style-name="T55">ν</text:span><text:bookmark text:name="MathJax-Span-1677"/><text:span text:style-name="T54">+</text:span><text:bookmark text:name="MathJax-Span-1678"/><text:span text:style-name="T54">1</text:span> and <text:bookmark text:name="MathJax-Span-1681"/><text:bookmark text:name="MathJax-Span-1680"/><text:bookmark text:name="MathJax-Span-1679"/><text:bookmark text:name="MathJax-Element-119-Frame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7"/><text:bookmark text:name="MathJax-Span-1686"/><text:span text:style-name="T52">Ω</text:span><text:bookmark text:name="MathJax-Span-1690"/><text:bookmark text:name="MathJax-Span-1689"/><text:bookmark text:name="MathJax-Span-1688"/><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58">If <text:bookmark text:name="MathJax-Span-1700"/><text:bookmark text:name="MathJax-Span-1699"/><text:bookmark text:name="MathJax-Span-1698"/><text:bookmark text:name="MathJax-Element-120-Frame1"/><text:span text:style-name="T53">α</text:span><text:bookmark text:name="MathJax-Span-1701"/><text:span text:style-name="T52">=</text:span><text:bookmark text:name="MathJax-Span-1703"/><text:bookmark text:name="MathJax-Span-1702"/><text:span text:style-name="T53">ψ</text:span><text:bookmark text:name="MathJax-Span-1706"/><text:bookmark text:name="MathJax-Span-1705"/><text:bookmark text:name="MathJax-Span-1704"/><text:span text:style-name="T55">ν</text:span><text:bookmark text:name="MathJax-Span-1707"/><text:span text:style-name="T52">(</text:span><text:bookmark text:name="MathJax-Span-1708"/><text:span text:style-name="T52">0</text:span><text:bookmark text:name="MathJax-Span-1709"/><text:span text:style-name="T52">)</text:span> and <text:bookmark text:name="MathJax-Span-1712"/><text:bookmark text:name="MathJax-Span-1711"/><text:bookmark text:name="MathJax-Span-1710"/><text:bookmark text:name="MathJax-Element-121-Frame1"/><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3"/><text:bookmark text:name="MathJax-Span-1722"/><text:span text:style-name="T52">Ω</text:span><text:bookmark text:name="MathJax-Span-1726"/><text:bookmark text:name="MathJax-Span-1725"/><text:bookmark text:name="MathJax-Span-1724"/><text:span text:style-name="T55">μ</text:span><text:bookmark text:name="MathJax-Span-1727"/><text:span text:style-name="T54">+</text:span><text:bookmark text:name="MathJax-Span-1728"/><text:span text:style-name="T54">1</text:span><text:bookmark text:name="MathJax-Span-1731"/><text:bookmark text:name="MathJax-Span-1730"/><text:bookmark text:name="MathJax-Span-1729"/><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Span-1738"/><text:bookmark text:name="MathJax-Span-1737"/><text:bookmark text:name="MathJax-Span-1736"/><text:bookmark text:name="MathJax-Element-122-Frame1"/><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Span-1749"/><text:bookmark text:name="MathJax-Span-1748"/><text:bookmark text:name="MathJax-Span-1747"/><text:bookmark text:name="MathJax-Element-123-Frame1"/><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5"/><text:bookmark text:name="MathJax-Span-1754"/><text:span text:style-name="T53">ψ</text:span><text:bookmark text:name="MathJax-Span-1758"/><text:bookmark text:name="MathJax-Span-1757"/><text:bookmark text:name="MathJax-Span-1756"/><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7"/><text:bookmark text:name="MathJax-Span-1766"/><text:span text:style-name="T52">Ω</text:span><text:bookmark text:name="MathJax-Span-1770"/><text:bookmark text:name="MathJax-Span-1769"/><text:bookmark text:name="MathJax-Span-1768"/><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58">If <text:bookmark text:name="MathJax-Span-1776"/><text:bookmark text:name="MathJax-Span-1775"/><text:bookmark text:name="MathJax-Span-1774"/><text:bookmark text:name="MathJax-Element-124-Frame1"/><text:span text:style-name="T53">α</text:span><text:bookmark text:name="MathJax-Span-1777"/><text:span text:style-name="T52">=</text:span><text:bookmark text:name="MathJax-Span-1779"/><text:bookmark text:name="MathJax-Span-1778"/><text:span text:style-name="T53">ψ</text:span><text:bookmark text:name="MathJax-Span-1782"/><text:bookmark text:name="MathJax-Span-1781"/><text:bookmark text:name="MathJax-Span-1780"/><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Span-1790"/><text:bookmark text:name="MathJax-Span-1789"/><text:bookmark text:name="MathJax-Span-1788"/><text:bookmark text:name="MathJax-Element-125-Frame1"/><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Span-1798"/><text:bookmark text:name="MathJax-Span-1797"/><text:bookmark text:name="MathJax-Span-1796"/><text:bookmark text:name="MathJax-Element-126-Frame1"/><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4"/><text:bookmark text:name="MathJax-Span-1803"/><text:span text:style-name="T53">ψ</text:span><text:bookmark text:name="MathJax-Span-1807"/><text:bookmark text:name="MathJax-Span-1806"/><text:bookmark text:name="MathJax-Span-1805"/><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Span-1816"/><text:bookmark text:name="MathJax-Span-1815"/><text:bookmark text:name="MathJax-Span-1814"/><text:bookmark text:name="MathJax-Span-1813"/><text:bookmark text:name="MathJax-Element-127-Frame1"/><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3"/><text:bookmark text:name="MathJax-Span-1822"/><text:span text:style-name="T52">Ω</text:span><text:bookmark text:name="MathJax-Span-1824"/><text:span text:style-name="T55">ν</text:span>),</text:p>
        </text:list-item>
        <text:list-item>
          <text:p text:style-name="P258">If <text:bookmark text:name="MathJax-Span-1827"/><text:bookmark text:name="MathJax-Span-1826"/><text:bookmark text:name="MathJax-Span-1825"/><text:bookmark text:name="MathJax-Element-128-Frame1"/><text:span text:style-name="T53">α</text:span><text:bookmark text:name="MathJax-Span-1828"/><text:span text:style-name="T52">=</text:span><text:bookmark text:name="MathJax-Span-1830"/><text:bookmark text:name="MathJax-Span-1829"/><text:span text:style-name="T53">ψ</text:span><text:bookmark text:name="MathJax-Span-1833"/><text:bookmark text:name="MathJax-Span-1832"/><text:bookmark text:name="MathJax-Span-1831"/><text:span text:style-name="T55">ν</text:span><text:bookmark text:name="MathJax-Span-1834"/><text:span text:style-name="T52">(</text:span><text:bookmark text:name="MathJax-Span-1835"/><text:span text:style-name="T53">β</text:span><text:bookmark text:name="MathJax-Span-1836"/><text:span text:style-name="T52">)</text:span> and <text:bookmark text:name="MathJax-Span-1839"/><text:bookmark text:name="MathJax-Span-1838"/><text:bookmark text:name="MathJax-Span-1837"/><text:bookmark text:name="MathJax-Element-129-Frame1"/><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50"/><text:bookmark text:name="MathJax-Span-1849"/><text:span text:style-name="T52">Ω</text:span><text:bookmark text:name="MathJax-Span-1853"/><text:bookmark text:name="MathJax-Span-1852"/><text:bookmark text:name="MathJax-Span-1851"/><text:span text:style-name="T55">μ</text:span><text:bookmark text:name="MathJax-Span-1854"/><text:span text:style-name="T54">+</text:span><text:bookmark text:name="MathJax-Span-1855"/><text:span text:style-name="T54">1</text:span><text:bookmark text:name="MathJax-Span-1858"/><text:bookmark text:name="MathJax-Span-1857"/><text:bookmark text:name="MathJax-Span-1856"/><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Span-1865"/><text:bookmark text:name="MathJax-Span-1864"/><text:bookmark text:name="MathJax-Span-1863"/><text:bookmark text:name="MathJax-Element-130-Frame1"/><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Span-1876"/><text:bookmark text:name="MathJax-Span-1875"/><text:bookmark text:name="MathJax-Span-1874"/><text:bookmark text:name="MathJax-Element-131-Frame1"/><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2"/><text:bookmark text:name="MathJax-Span-1881"/><text:span text:style-name="T53">ψ</text:span><text:bookmark text:name="MathJax-Span-1885"/><text:bookmark text:name="MathJax-Span-1884"/><text:bookmark text:name="MathJax-Span-1883"/><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59">If <text:bookmark text:name="MathJax-Span-1894"/><text:bookmark text:name="MathJax-Span-1893"/><text:bookmark text:name="MathJax-Span-1892"/><text:bookmark text:name="MathJax-Element-132-Frame1"/><text:span text:style-name="T53">α</text:span><text:bookmark text:name="MathJax-Span-1895"/><text:span text:style-name="T52">=</text:span><text:bookmark text:name="MathJax-Span-1897"/><text:bookmark text:name="MathJax-Span-1896"/><text:span text:style-name="T53">ψ</text:span><text:bookmark text:name="MathJax-Span-1900"/><text:bookmark text:name="MathJax-Span-1899"/><text:bookmark text:name="MathJax-Span-1898"/><text:span text:style-name="T55">ν</text:span><text:bookmark text:name="MathJax-Span-1901"/><text:span text:style-name="T52">(</text:span><text:bookmark text:name="MathJax-Span-1902"/><text:span text:style-name="T53">β</text:span><text:bookmark text:name="MathJax-Span-1903"/><text:span text:style-name="T52">)</text:span> and <text:bookmark text:name="MathJax-Span-1906"/><text:bookmark text:name="MathJax-Span-1905"/><text:bookmark text:name="MathJax-Span-1904"/><text:bookmark text:name="MathJax-Element-133-Frame1"/><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3"/><text:bookmark text:name="MathJax-Span-1912"/><text:span text:style-name="T52">Ω</text:span><text:bookmark text:name="MathJax-Span-1916"/><text:bookmark text:name="MathJax-Span-1915"/><text:bookmark text:name="MathJax-Span-1914"/><text:span text:style-name="T55">μ</text:span><text:bookmark text:name="MathJax-Span-1917"/><text:span text:style-name="T54">+</text:span><text:bookmark text:name="MathJax-Span-1918"/><text:span text:style-name="T54">1</text:span><text:bookmark text:name="MathJax-Span-1921"/><text:bookmark text:name="MathJax-Span-1920"/><text:bookmark text:name="MathJax-Span-1919"/><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Span-1928"/><text:bookmark text:name="MathJax-Span-1927"/><text:bookmark text:name="MathJax-Span-1926"/><text:bookmark text:name="MathJax-Element-134-Frame1"/><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Span-1936"/><text:bookmark text:name="MathJax-Span-1935"/><text:bookmark text:name="MathJax-Span-1934"/><text:bookmark text:name="MathJax-Element-135-Frame1"/><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2"/><text:bookmark text:name="MathJax-Span-1941"/><text:span text:style-name="T53">ψ</text:span><text:bookmark text:name="MathJax-Span-1945"/><text:bookmark text:name="MathJax-Span-1944"/><text:bookmark text:name="MathJax-Span-1943"/><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59"><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8"/><text:bookmark text:name="MathJax-Span-1967"/><text:span text:style-name="T52">Ω</text:span><text:bookmark text:name="MathJax-Span-1969"/><text:span text:style-name="T55">μ</text:span><text:bookmark text:name="MathJax-Span-1972"/><text:bookmark text:name="MathJax-Span-1971"/><text:bookmark text:name="MathJax-Span-1970"/><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80"/><text:bookmark text:name="MathJax-Span-1979"/><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200"><text:a xlink:type="simple" xlink:href="http://forums.xkcd.com/viewtopic.php?f=14&amp;t=7469&amp;start=600" text:style-name="Internet_20_link" text:visited-style-name="Visited_20_Internet_20_Link">http://forums.xkcd.com/viewtopic.php?f=14&amp;t=7469&amp;start=600</text:a></text:p>
      <text:p text:style-name="P200"/>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0"/>
      <text:p text:style-name="Text_20_body"/>
      <text:p text:style-name="P194"><text:a xlink:type="simple" xlink:href="http://forums.xkcd.com/viewtopic.php?f=14&amp;t=7469&amp;start=640" text:style-name="Internet_20_link" text:visited-style-name="Visited_20_Internet_20_Link"><text:span text:style-name="T102">http://forums.xkcd.com/viewtopic.php?f=14&amp;t=7469&amp;start=640</text:span></text:a></text:p>
      <text:p text:style-name="P195"><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6"><text:a xlink:type="simple" xlink:href="http://forums.xkcd.com/viewtopic.php?f=14&amp;t=7469&amp;start=680" text:style-name="Internet_20_link" text:visited-style-name="Visited_20_Internet_20_Link">http://forums.xkcd.com/viewtopic.php?f=14&amp;t=7469&amp;start=680</text:a></text:p>
      <text:p text:style-name="P196"/>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52"><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5"><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53"><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54"><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6" text:outline-level="3"><text:a xlink:type="simple" xlink:href="http://forums.xkcd.com/viewtopic.php?f=14&amp;t=7469&amp;start=680#p2030272" text:style-name="Internet_20_link" text:visited-style-name="Visited_20_Internet_20_Link"><text:span text:style-name="T109">Re: My number is bigger!</text:span></text:a></text:h><text:list xml:id="list2969767065811439669" text:style-name="L2"><text:list-item><text:p text:style-name="P260"><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5"/>
      <text:p text:style-name="P197"><text:a xlink:type="simple" xlink:href="http://forums.xkcd.com/viewtopic.php?f=14&amp;t=7469&amp;start=720" text:style-name="Internet_20_link" text:visited-style-name="Visited_20_Internet_20_Link"/></text:p>
      <text:p text:style-name="P197"><text:a xlink:type="simple" xlink:href="http://forums.xkcd.com/viewtopic.php?f=14&amp;t=7469&amp;start=720" text:style-name="Internet_20_link" text:visited-style-name="Visited_20_Internet_20_Link"/></text:p>
      <text:p text:style-name="P197"><text:a xlink:type="simple" xlink:href="http://forums.xkcd.com/viewtopic.php?f=14&amp;t=7469&amp;start=720" text:style-name="Internet_20_link" text:visited-style-name="Visited_20_Internet_20_Link">http://forums.xkcd.com/viewtopic.php?f=14&amp;t=7469&amp;start=720</text:a></text:p>
      <text:p text:style-name="P202">(p 19)</text:p>
      <text:p text:style-name="P202">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02"/>
      <text:p text:style-name="P202"/>
      <text:p text:style-name="P201"><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201"><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3"><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3"><text:line-break/></text:p>
      <text:p text:style-name="P198"><text:a xlink:type="simple" xlink:href="http://forums.xkcd.com/viewtopic.php?f=14&amp;t=7469&amp;start=840" text:style-name="Internet_20_link" text:visited-style-name="Visited_20_Internet_20_Link">http://forums.xkcd.com/viewtopic.php?f=14&amp;t=7469&amp;start=840</text:a> p 22</text:p>
      <text:p text:style-name="P198">Okay, let’s define a monstrously large recursive ordinal! (and a large finite</text:p>
      <text:p text:style-name="P198">number)</text:p>
      <text:p text:style-name="P198">When last we left, we defined a transfinite hierarchy over Q and theta,</text:p>
      <text:p text:style-name="P198">indexed by a large ordinal xi. We want to define larger and larger powers of xi.</text:p>
      <text:p text:style-name="P198">We will write Q(a)(b) and theta0 (a) instead of Qa(b) and thetaa. Also, replace</text:p>
      <text:p text:style-name="P198">xi with theta1(0).</text:p>
      <text:p text:style-name="P198">As before, we define an inaccessible hierarchy above xi, by I(1)(0)(a1@b1,</text:p>
      <text:p text:style-name="P198">a2@b2, ... an@bn). We then define Q(1)(0) and theta0(1)(0) so that</text:p>
      <text:p text:style-name="P198">Q(1)(0)(θ 0 (1)(0) a 1 b 1 +θ 0 (1)(0) a 2 b 2 +...θ 0 (1)(0) a n b n ) = I(1)(0)(b 1 @a 1 , b 2 @a 2 , ...b n @a n ).</text:p>
      <text:p text:style-name="P198">We can then extend this by defining Q(1)(1) and theta0 (1)(1), Q(1)(alpha)</text:p>
      <text:p text:style-name="P198">and theta 0(1)(alpha) for arbitrary ordinals alpha, and then a transfinite hier-</text:p>
      <text:p text:style-name="P198">archy Q(1)(a1@b1, ... ,an@bn) and theta0(1)(a1@b1, ... ,an@bn). Next, we</text:p>
      <text:p text:style-name="P198">define a new large ordinal theta1(1) (we can take this to be the second weakly</text:p>
      <text:p text:style-name="P198">compact cardinal), to diagonlize over the transfinite hiearachy, and we define</text:p>
      <text:p text:style-name="P198">Q(1)(θ 1 (1) a 1 b 1 +θ 1 (1) a 2 b 2 +...θ 1 (1) a n b n )(c) = Q(1)(b 1 @a 1 , b 2 @a 2 , ..., b n @a n )(c)</text:p>
      <text:p text:style-name="P198">θ 0 (1)(θ 1 (1) a 1 b 1 + θ 1 (1) a 2 b 2 + ...θ 1 (1) a n b n ) = θ 0 (1)(b 1 @a 1 , b 2 @a 2 , ..., b n @a n ).</text:p>
      <text:p text:style-name="P198">Continuing the entire procedure above, we can define Q(a)(b)(c), theta0(a)(b)</text:p>
      <text:p text:style-name="P198">and theta1(a) for arbitrary ordinals a,b,c. Again, we can extend this to trans-</text:p>
      <text:p text:style-name="P198">finite hierarchies Q(a1@b1, ... ,an@bn) (b)(c), theta0(a1@b1, ... ,an@bn) (b)</text:p>
      <text:p text:style-name="P198">and theta1(a1@b1, ... ,an@bn). Now we define a large ordinal theta2(0) (let’s</text:p>
      <text:p text:style-name="P198">take this to be the smallest 1-indescribable ordinal) to index these transfinite</text:p>
      <text:p text:style-name="P198">hierarchies.</text:p>
      <text:p text:style-name="P198">Q(θ 2 (0) a 1 b 1 +θ 2 (0) a 2 b 2 +...θ 2 (0) a n b n )(c)(d) = Q(b 1 @a 1 , b 2 @a 2 , ..., b n @a n )(c)(d)</text:p>
      <text:p text:style-name="P198">θ 0 (θ 2 (0) a 1 b 1 +θ 2 (0) a 2 b 2 +...θ 2 (0) a n b n )(c) = θ 0 (b 1 @a 1 , b 2 @a 2 , ..., b n @a n )(c) θ 1 (θ 2 (0) a 1 b 1 +</text:p>
      <text:p text:style-name="P198">θ 2 (0) a 2 b 2 + ...θ 2 (0) a n b n ) = θ 1 (b 1 @a 1 , b 2 @a 2 , ..., b n @a n )</text:p>
      <text:p text:style-name="P198">So we can define our notation by</text:p>
      <text:p text:style-name="P198">C 0 (α, β) = β ∪ {0, θ 2 (0)}</text:p>
      <text:p text:style-name="P198">C n+1 (α, β) = {γ+δ, γδ, γ δ , φ(γ, δ), Q(γ, δ, #), θ 0 (γ, δ), θ 1 (γ)|γ, δ, # ∈ C n (α, β)}</text:p>
      <text:p text:style-name="P198">∪C m (γ, δ|γ, δ, m ∈ C n (α, β), m &lt; ω ∪{ψ γ (δ)|γ, δ ∈ C n (α, β), δ &lt; α, γ a regular</text:p>
      <text:p text:style-name="P198">cardinal} ∪{τ (γ,</text:p>
      <text:p text:style-name="P198">S δ)|γ, δ ∈ C n (α, β), γ &lt; α}</text:p>
      <text:p text:style-name="P198">C(α, β) = C n (α, β)</text:p>
      <text:p text:style-name="P198">ψ α (β) = min{γ : α ∈ C(β, γ) ∧ C(β, γ) ∩ α ⊆ γ}</text:p>
      <text:p text:style-name="P198">τ (α, β) = the βth ordinal γ such that γ ∈</text:p>
      <text:p text:style-name="P198">/ C(α, γ)</text:p>
      <text:p text:style-name="P198">Okay, let’s keep going. theta2(0) can be extended by an inaccessible hiear-</text:p>
      <text:p text:style-name="P198">achy Q(1)(0)(0)(a) and theta0(1)(0)(0). We proceed on, extending our notations</text:p>
      <text:p text:style-name="P198"><text:soft-page-break/>in the usual manner, defining Q(1)(a)(b)(c), theta0(1)(a)(b), and theta1(1)(a).</text:p>
      <text:p text:style-name="P198">We extend the variable a into a transfinite hierarchy, e.g. Q(1)(a1@b1, ...</text:p>
      <text:p text:style-name="P198">,an@bn)(c)(d), and then define theta2(1) (as the second smallest 1-indescribable</text:p>
      <text:p text:style-name="P198">cardinal) to index our new transfinite heirarchy. So</text:p>
      <text:p text:style-name="P198">Q(1)(θ 2 (1) a 1 b 1 +θ 2 (1) a 2 b 2 +...θ 2 (1) a n b n )(c)(d) = Q(1)(b 1 @a 1 , b 2 @a 2 , ..., b n @a n )(c)(d)</text:p>
      <text:p text:style-name="P198">θ 0 (1)(θ 2 (1) a 1 b 1 +θ 2 (1) a 2 b 2 +...θ 2 (1) a n b n )(c) = θ 0 (1)(b 1 @a 1 , b 2 @a 2 , ..., b n @a n )(c)</text:p>
      <text:p text:style-name="P198">θ 1 (1)(θ 2 (1) a 1 b 1 + θ 2 (1) a 2 b 2 + ...θ 2 (1) a n b n ) = θ 1 (1)(b 1 @a 1 , b 2 @a 2 , ..., b n @a n ).</text:p>
      <text:p text:style-name="P198">This extends upwards for all ordinals, so that we have Q(a)(b)(c)(d), theta0(a)(b)(c),</text:p>
      <text:p text:style-name="P198">theta1(a)(b), and theta2(a) defijned for all a. We extend to a transfinite hi-</text:p>
      <text:p text:style-name="P198">erarchy again, and next define a large ordinal theta3(0) (call it the smallest</text:p>
      <text:p text:style-name="P198">2-indescribable cardinal) to index over it.</text:p>
      <text:p text:style-name="P198">1I think you can see how to proceed from here. We get longer and longer</text:p>
      <text:p text:style-name="P198">functions with more and more parameters. Eventually we can define Q for</text:p>
      <text:p text:style-name="P198">an arbitrary number of parameters, and define thetan for an arbitrary natural</text:p>
      <text:p text:style-name="P198">number n and an arbitrary number of parameters.</text:p>
      <text:p text:style-name="P198">For convenience, we represent Q(a1@b1)(a2@b2)...(an)(bn) to indicate an</text:p>
      <text:p text:style-name="P198">a1 in the b1 place, an a2 in the b2 place, etc. We can then define</text:p>
      <text:p text:style-name="P198">C 0 (α, β) = β ∪ {0}</text:p>
      <text:p text:style-name="P198">C n+1 (α, β) = {γ+δ, γδ, γ δ , φ(γ, δ), Q(γ 1 @δ 1 )(γ 2 @δ 2 )...(γ m @δ m ), θ k (γ 1 @δ 1 )(γ 2 @δ 2 )...(γ m @δ m )|γ, δ, #, γ i ,</text:p>
      <text:p text:style-name="P198">C n (α, β), δ i , m, k &lt; ω} ∪C m (γ, δ|γ, δ, m ∈ C n (α, β), m &lt; ω ∪{ψ γ (δ)|γ, δ ∈</text:p>
      <text:p text:style-name="P198">C n (α, β), δ &lt; α,</text:p>
      <text:p text:style-name="P198">S γ a regular cardinal} ∪{τ (γ, δ)|γ, δ ∈ C n (α, β), γ &lt; α}</text:p>
      <text:p text:style-name="P198">C(α, β) = C n (α, β)</text:p>
      <text:p text:style-name="P198">ψ α (β) = min{γ : α ∈ C(β, γ) ∧ C(β, γ) ∩ α ⊆ γ}</text:p>
      <text:p text:style-name="P198">τ (α, β) = the βth ordinal γ such that γ ∈</text:p>
      <text:p text:style-name="P198">/ C(α, γ)</text:p>
      <text:p text:style-name="P198">Next, we want to define Q and theta for transfinite parameters. I’m having</text:p>
      <text:p text:style-name="P198">a bit of trouble with this, so I’ll continue in a later post.</text:p>
      <text:p text:style-name="P198">2</text:p>
      <text:p text:style-name="P195"/>
      <text:p text:style-name="P199"><text:a xlink:type="simple" xlink:href="http://forums.xkcd.com/viewtopic.php?f=14&amp;t=7469&amp;start=920" text:style-name="Internet_20_link" text:visited-style-name="Visited_20_Internet_20_Link">http://forums.xkcd.com/viewtopic.php?f=14&amp;t=7469&amp;start=920</text:a> p 24</text:p>
      <text:p text:style-name="P199"/>
      <text:p text:style-name="P195"><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3">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3">z₀ = phi(2,0)</text:span></text:p>
      <text:p text:style-name="P192">18<text:tab/>suc (R2 R1 H suc 0)<text:tab/><text:tab/><text:tab/><text:tab/><text:tab/><text:tab/><text:span text:style-name="T133">z₀ + 1 </text:span></text:p>
      <text:p text:style-name="P192">19 <text:tab/>suc (suc (R2 R1 H suc 0))<text:tab/>suc:suc,0:R2 R1 H suc 0<text:tab/><text:span text:style-name="T133">z₀ + 2</text:span></text:p>
      <text:p text:style-name="P192">17:20<text:tab/>R2 R1 H suc (R2 R1 H suc 0)<text:tab/>suc:R2 R1 H suc,0:0<text:tab/><text:tab/><text:span text:style-name="T133">z₀ * 2</text:span></text:p>
      <text:p text:style-name="P192">17:21<text:tab/>R2 R1 H (R2 R1 H suc) 0<text:tab/>suc:R2 R1 H,0:suc<text:tab/><text:tab/><text:span text:style-name="T133">z₀ ^ 2</text:span></text:p>
      <text:p text:style-name="P192">17:22<text:tab/>R2 R1 H (R2 R1 H) suc 0<text:tab/><text:tab/><text:tab/><text:tab/><text:tab/><text:span text:style-name="T133">z₀ ^ z₀ </text:span></text:p>
      <text:p text:style-name="P192">*23<text:tab/>R1 (R2 R1 H) suc 0<text:tab/><text:tab/><text:tab/><text:tab/><text:tab/><text:tab/><text:span text:style-name="T133">z₀ ^ … ^ z₀ = e_(z₀+1)</text:span></text:p>
      <text:p text:style-name="P192">24 <text:tab/>suc (R1 (R2 R1 H) suc 0)<text:tab/><text:tab/><text:tab/><text:tab/><text:tab/><text:span text:style-name="T133">e_(z0+1)+1</text:span></text:p>
      <text:p text:style-name="P192">25 <text:tab/>suc (suc (R1 (R2 R1 H) suc 0)<text:tab/>suc:suc,0:R1 (R2 R1 H) suc 0<text:tab/><text:span text:style-name="T133">e_(z0+1)+2</text:span></text:p>
      <text:p text:style-name="P192">23:26<text:tab/>R1 (R2 R1 H) suc (R1 (R2 R1 H) suc 0)<text:tab/>suc:R1 (R2 R1 H),0:suc<text:tab/><text:span text:style-name="T133">e_(z0+1)^2</text:span></text:p>
      <text:p text:style-name="P192">23:28<text:tab/>R1 (R2 R1 H) (R1 (R2 R1 H)) suc 0<text:tab/><text:tab/><text:tab/><text:tab/><text:span text:style-name="T133">e_(z0+1)^e_(z0+1)</text:span></text:p>
      <text:p text:style-name="P192">29<text:tab/>R1 (R1 (R2 R1 H)) suc 0<text:tab/>suc:R1,0:R2 R1 H<text:tab/><text:tab/><text:span text:style-name="T133">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57">formules importantes :</text:p>
      <text:p text:style-name="P257">w^a = [suc:H,0:suc] a 0</text:p>
      <text:p text:style-name="P257">e0^a = [suc:R1 H,0:suc] a 0</text:p>
      <text:p text:style-name="P257">e_a = phi(1,a) = [suc:R1,0:H] (1+a) suc 0 ; 1+a = [0:suc 0] a</text:p>
      <text:p text:style-name="P257">a^...^a = w^...^w^(a+1) = e_(a+1)</text:p>
      <text:p text:style-name="P257">e₁ = phi(1,1) = w^...^w^(e0+1) = H (R1 H) H … H suc 0 = e0^...^e0 = R1 (R1 H) suc 0</text:p>
      <text:p text:style-name="P257">z₀ = phi(2,0) = R2 R1 H suc 0</text:p>
      <text:p text:style-name="P257">z₁ = phi(2,1) = e_..._e_(z₀+1) = R1 (R2 R1 H) R1 H … R1 H suc 0 = ? R2 R1 (R2 R1 H) suc 0 = ? H R1 (R2 R1 H) suc 0</text:p>
      <text:p text:style-name="P257"/>
      <text:p text:style-name="P257"/>
      <text:p text:style-name="P19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1T19:45:46.093086475</dc:date>
    <meta:editing-duration>P5DT3H53M27S</meta:editing-duration>
    <meta:editing-cycles>177</meta:editing-cycles>
    <meta:generator>LibreOffice/4.3.3.2$Linux_ARM_EABI LibreOffice_project/430m0$Build-2</meta:generator>
    <meta:print-date>2017-12-17T20:43:08.484188621</meta:print-date>
    <meta:document-statistic meta:table-count="2" meta:image-count="6" meta:object-count="0" meta:page-count="53" meta:paragraph-count="2208" meta:word-count="26944" meta:character-count="132990" meta:non-whitespace-character-count="105662"/>
  </office:meta>
</office:document-meta>
</file>